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a821" officeooo:paragraph-rsid="0018a821"/>
    </style:style>
    <style:style style:name="P2" style:family="paragraph" style:parent-style-name="Standard">
      <style:text-properties officeooo:rsid="0018d127" officeooo:paragraph-rsid="0018d127"/>
    </style:style>
    <style:style style:name="P3" style:family="paragraph" style:parent-style-name="Standard">
      <style:text-properties officeooo:rsid="001cd7d1" officeooo:paragraph-rsid="001cd7d1"/>
    </style:style>
    <style:style style:name="P4" style:family="paragraph" style:parent-style-name="Standard">
      <style:text-properties officeooo:rsid="001f60b3" officeooo:paragraph-rsid="001f60b3"/>
    </style:style>
    <style:style style:name="P5" style:family="paragraph" style:parent-style-name="Standard">
      <style:text-properties officeooo:rsid="002550ef" officeooo:paragraph-rsid="002550ef"/>
    </style:style>
    <style:style style:name="P6" style:family="paragraph" style:parent-style-name="Standard">
      <style:text-properties officeooo:rsid="00293fa5" officeooo:paragraph-rsid="00293fa5"/>
    </style:style>
    <style:style style:name="P7" style:family="paragraph" style:parent-style-name="Standard">
      <style:text-properties officeooo:rsid="002c3bed" officeooo:paragraph-rsid="002c3bed"/>
    </style:style>
    <style:style style:name="P8" style:family="paragraph" style:parent-style-name="Standard">
      <style:text-properties officeooo:rsid="0030699c" officeooo:paragraph-rsid="0030699c"/>
    </style:style>
    <style:style style:name="P9" style:family="paragraph" style:parent-style-name="Standard">
      <style:text-properties officeooo:rsid="0030699c" officeooo:paragraph-rsid="003e14a6"/>
    </style:style>
    <style:style style:name="P10" style:family="paragraph" style:parent-style-name="Standard">
      <style:text-properties officeooo:rsid="00344391" officeooo:paragraph-rsid="00344391"/>
    </style:style>
    <style:style style:name="P11" style:family="paragraph" style:parent-style-name="Standard">
      <style:text-properties officeooo:rsid="00344391" officeooo:paragraph-rsid="005096b4"/>
    </style:style>
    <style:style style:name="P12" style:family="paragraph" style:parent-style-name="Standard">
      <style:text-properties officeooo:rsid="003e14a6" officeooo:paragraph-rsid="003e14a6"/>
    </style:style>
    <style:style style:name="P13" style:family="paragraph" style:parent-style-name="Standard">
      <style:text-properties officeooo:rsid="005096b4" officeooo:paragraph-rsid="005096b4"/>
    </style:style>
    <style:style style:name="P14" style:family="paragraph" style:parent-style-name="Standard">
      <style:text-properties officeooo:rsid="0066293f" officeooo:paragraph-rsid="0066293f"/>
    </style:style>
    <style:style style:name="P15" style:family="paragraph" style:parent-style-name="Standard">
      <style:text-properties officeooo:rsid="0071cba1" officeooo:paragraph-rsid="0071cba1"/>
    </style:style>
    <style:style style:name="P16" style:family="paragraph" style:parent-style-name="Standard">
      <style:text-properties officeooo:rsid="00766040" officeooo:paragraph-rsid="00766040"/>
    </style:style>
    <style:style style:name="P17" style:family="paragraph" style:parent-style-name="Standard">
      <style:text-properties officeooo:rsid="008df561" officeooo:paragraph-rsid="008df561"/>
    </style:style>
    <style:style style:name="P18" style:family="paragraph" style:parent-style-name="Standard">
      <style:text-properties officeooo:rsid="00a22bdd" officeooo:paragraph-rsid="00a22bdd"/>
    </style:style>
    <style:style style:name="P19" style:family="paragraph" style:parent-style-name="Standard">
      <style:text-properties officeooo:rsid="00a8abcd" officeooo:paragraph-rsid="00a8abcd"/>
    </style:style>
    <style:style style:name="P20" style:family="paragraph" style:parent-style-name="Standard">
      <style:text-properties officeooo:rsid="00afeba7" officeooo:paragraph-rsid="00afeba7"/>
    </style:style>
    <style:style style:name="P21" style:family="paragraph" style:parent-style-name="Standard">
      <style:text-properties officeooo:rsid="00b450e8" officeooo:paragraph-rsid="00b450e8"/>
    </style:style>
    <style:style style:name="P22" style:family="paragraph" style:parent-style-name="Standard">
      <style:text-properties officeooo:rsid="00b99eba" officeooo:paragraph-rsid="00b99eba"/>
    </style:style>
    <style:style style:name="P23" style:family="paragraph" style:parent-style-name="Standard">
      <style:text-properties officeooo:rsid="00cc6efc" officeooo:paragraph-rsid="00cc6efc"/>
    </style:style>
    <style:style style:name="T1" style:family="text">
      <style:text-properties officeooo:rsid="0019a18b"/>
    </style:style>
    <style:style style:name="T2" style:family="text">
      <style:text-properties officeooo:rsid="0020f712"/>
    </style:style>
    <style:style style:name="T3" style:family="text">
      <style:text-properties officeooo:rsid="002da1dc"/>
    </style:style>
    <style:style style:name="T4" style:family="text">
      <style:text-properties officeooo:rsid="0030699c"/>
    </style:style>
    <style:style style:name="T5" style:family="text">
      <style:text-properties officeooo:rsid="00344391"/>
    </style:style>
    <style:style style:name="T6" style:family="text">
      <style:text-properties officeooo:rsid="003e14a6"/>
    </style:style>
    <style:style style:name="T7" style:family="text">
      <style:text-properties officeooo:rsid="004501a2"/>
    </style:style>
    <style:style style:name="T8" style:family="text">
      <style:text-properties officeooo:rsid="005096b4"/>
    </style:style>
    <style:style style:name="T9" style:family="text">
      <style:text-properties officeooo:rsid="0082fa5c"/>
    </style:style>
    <style:style style:name="T10" style:family="text">
      <style:text-properties officeooo:rsid="00880ccf"/>
    </style:style>
    <style:style style:name="T11" style:family="text">
      <style:text-properties officeooo:rsid="009a216a"/>
    </style:style>
    <style:style style:name="T12" style:family="text">
      <style:text-properties officeooo:rsid="009db572"/>
    </style:style>
    <style:style style:name="T13" style:family="text">
      <style:text-properties officeooo:rsid="00a3c714"/>
    </style:style>
    <style:style style:name="T14" style:family="text">
      <style:text-properties officeooo:rsid="00ac3272"/>
    </style:style>
    <style:style style:name="T15" style:family="text">
      <style:text-properties officeooo:rsid="00b35ef4"/>
    </style:style>
    <style:style style:name="T16" style:family="text">
      <style:text-properties officeooo:rsid="00b61e2f"/>
    </style:style>
    <style:style style:name="T17" style:family="text">
      <style:text-properties officeooo:rsid="00bc92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WITH Clause:</text:p>
      <text:p text:style-name="P15">when repeat same code multiple time then we use with clause</text:p>
      <text:p text:style-name="P15"/>
      <text:p text:style-name="P2">with clause also refers to CTE <text:span text:style-name="T1">(Common Table Expression) and Sub Query Factoring</text:span></text:p>
      <text:p text:style-name="P2"/>
      <text:p text:style-name="P3">Fetch employees who earn more than average salary of all employees.</text:p>
      <text:p text:style-name="P3"/>
      <text:p text:style-name="P4"><text:span text:style-name="T2">w</text:span>ith average_salary(avg_sal) as (select cast(avg(salary) as int) from employee)</text:p>
      <text:p text:style-name="P4">select * </text:p>
      <text:p text:style-name="P4">from employee e, average_salary av</text:p>
      <text:p text:style-name="P4">where e.salary&gt;av.avg_sal;</text:p>
      <text:p text:style-name="P4"/>
      <text:p text:style-name="P5">Find stores who’s sales where better than the average sales across all stores.</text:p>
      <text:p text:style-name="P5"/>
      <text:p text:style-name="P6">1.total sales per each store – Total_sales</text:p>
      <text:p text:style-name="P6"/>
      <text:p text:style-name="P8">select s.store_id , sum(cost) as total_sales_per_store</text:p>
      <text:p text:style-name="P8">from sales s</text:p>
      <text:p text:style-name="P8">group by s.store_id;</text:p>
      <text:p text:style-name="P8"/>
      <text:p text:style-name="P6">2. Find the average sales with respect all the stores. --Avg_Sales</text:p>
      <text:p text:style-name="P6"/>
      <text:p text:style-name="P10">select cast(avg(total_sales_per_store) as int) as avg_sales_for_all_stores</text:p>
      <text:p text:style-name="P10">from (select s.store_id, sum(cost) as total_sales_per_store</text:p>
      <text:p text:style-name="P10"><text:s text:c="10"/>from sales s</text:p>
      <text:p text:style-name="P10"><text:s text:c="10"/>group by s.store_id) x;</text:p>
      <text:p text:style-name="P10"><text:s/></text:p>
      <text:p text:style-name="P7">3.<text:span text:style-name="T3">Find the stores where Total_Sales &gt; Avg_Sales of all stores.</text:span></text:p>
      <text:p text:style-name="P7"/>
      <text:p text:style-name="P7">--<text:span text:style-name="T12">Subqueries</text:span></text:p>
      <text:p text:style-name="P7"/>
      <text:p text:style-name="P12"><text:span text:style-name="T7">s</text:span>elect * </text:p>
      <text:p text:style-name="P12">from ( <text:span text:style-name="T4">select s.store_id , sum(cost) as total_sales_per_store</text:span></text:p>
      <text:p text:style-name="P9"><text:s text:c="12"/>from sales s</text:p>
      <text:p text:style-name="P9"><text:s text:c="13"/>group by s.store_id<text:span text:style-name="T6">) total_sales</text:span></text:p>
      <text:p text:style-name="P9"/>
      <text:p text:style-name="P13">join(<text:span text:style-name="T5">select cast(avg(total_sales_per_store) as int) as avg_sales_for_all_stores</text:span></text:p>
      <text:p text:style-name="P11"><text:s text:c="8"/>from (select s.store_id, sum(cost) as total_sales_per_store</text:p>
      <text:p text:style-name="P11"><text:s text:c="18"/>from sales s</text:p>
      <text:p text:style-name="P11"><text:s text:c="18"/>group by s.store_id) x<text:span text:style-name="T8">) avg_sales </text:span></text:p>
      <text:p text:style-name="P14"><text:s text:c="6"/></text:p>
      <text:p text:style-name="P14"><text:s text:c="3"/>on total_sales.total_sales_per_store&gt;avg_sales.avg_sales_for_all_stores;</text:p>
      <text:p text:style-name="P14"/>
      <text:p text:style-name="P14"/>
      <text:p text:style-name="P11"/>
      <text:p text:style-name="P11"/>
      <text:p text:style-name="P9"/>
      <text:p text:style-name="P9"/>
      <text:p text:style-name="P16">OR</text:p>
      <text:p text:style-name="P16"/>
      <text:p text:style-name="P16"/>
      <text:p text:style-name="P16"/>
      <text:p text:style-name="P16"><text:soft-page-break/></text:p>
      <text:p text:style-name="P16"/>
      <text:p text:style-name="P16">--<text:span text:style-name="T11">WITH clause</text:span></text:p>
      <text:p text:style-name="P16"/>
      <text:p text:style-name="P16">with Total_Sales(store_id, total_sales_per_store) as </text:p>
      <text:p text:style-name="P16"><text:s text:c="14"/>(select s.store_id, sum(cost) as total_sales_per_store</text:p>
      <text:p text:style-name="P16"><text:s text:c="16"/>from sales s</text:p>
      <text:p text:style-name="P16"><text:s text:c="17"/>group by s.store_id),</text:p>
      <text:p text:style-name="P16"><text:s text:c="9"/><text:span text:style-name="T9">avg_sales (avg_sales_for_all_stores) as </text:span></text:p>
      <text:p text:style-name="P16"><text:s text:c="19"/><text:span text:style-name="T10">(select cast(avg(total_sales_per_store) as int) as avg_sales_for_all_stores</text:span></text:p>
      <text:p text:style-name="P16"><text:s text:c="23"/><text:span text:style-name="T10">from Total_Sales)</text:span></text:p>
      <text:p text:style-name="P16"/>
      <text:p text:style-name="P17">select *</text:p>
      <text:p text:style-name="P17"><text:s/>from Total_Sales ts</text:p>
      <text:p text:style-name="P17"><text:s/>join avg_sales av</text:p>
      <text:p text:style-name="P17">on ts.total_sales_per_store &gt; av.avg_sales_for_all_stores <text:s/></text:p>
      <text:p text:style-name="P17"/>
      <text:p text:style-name="P17"/>
      <text:p text:style-name="P17"/>
      <text:p text:style-name="P16"/>
      <text:p text:style-name="P18"><text:span text:style-name="T13">A</text:span>dvantage of using WITH Clause:</text:p>
      <text:p text:style-name="P19"><text:span text:style-name="T15">1.</text:span>you can make your query more readable <text:span text:style-name="T14">and also it maintain and debug.</text:span></text:p>
      <text:p text:style-name="P20">You can break in different section for more readable for big and complex</text:p>
      <text:p text:style-name="P20">query.</text:p>
      <text:p text:style-name="P21">2.<text:span text:style-name="T16">improvement in performance:first thing sql will execute query of your subquery</text:span></text:p>
      <text:p text:style-name="P22">that is inside in your with clause <text:span text:style-name="T17">and is going to return data and store it in temporary table. Not exactly temp table but like as temp table. Basically is going to reference provided in cte . You can use these cte anywhere in query which increase performance.</text:span></text:p>
      <text:p text:style-name="P23">For recursive query with clause is really helpful.</text:p>
      <text:p text:style-name="P22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20:44:32.484853339</meta:creation-date>
    <dc:date>2022-09-08T21:28:51.831341969</dc:date>
    <meta:editing-duration>PT43M53S</meta:editing-duration>
    <meta:editing-cycles>53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10" meta:character-count="2413" meta:non-whitespace-character-count="1948"/>
  </office:meta>
</office:document-meta>
</file>